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9" style:family="table-cell" style:parent-style-name="Default" style:data-style-name="N108"/>
    <style:style style:name="ce4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 Version 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1, C112, C114, C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pF</text:p>
          </table:table-cell>
          <table:table-cell office:value-type="string" calcext:value-type="string">
            <text:p>NPO-G0805 4,7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3]*[.F13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4, C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81" calcext:value-type="currency">
            <text:p>0,8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5]*[.F15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6]*[.F16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7]*[.F17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8]*[.F18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19]*[.F19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0]*[.F20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1]*[.F21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2]*[.F22]" office:value-type="currency" office:currency="EUR" office:value="0.375" calcext:value-type="currency">
            <text:p>0,3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4148 RY, originally a resistor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3]*[.F23]" office:value-type="currency" office:currency="EUR" office:value="0.03" calcext:value-type="currency">
            <text:p>0,03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4]*[.F24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5]*[.F25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4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4" table:formula="of:=2*[.F26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4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4" table:formula="of:=[.B31]*[.F31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4]*[.F34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5]*[.F35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6]*[.F36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7]*[.F37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61, Q62, Q90, Q91, Q92, Q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8]*[.F38]" office:value-type="currency" office:currency="EUR" office:value="0.6" calcext:value-type="currency">
            <text:p>0,6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39]*[.F39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0]*[.F40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1]*[.F41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2]*[.F4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2, R64, R66, R68, R70, R71, R121, R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9" calcext:value-type="currency">
            <text:p>0,0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7]*[.F47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1]*[.F51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5]*[.F5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0, R51, R60, R61, R67, R69, R90, R91, R92, R93, R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36" calcext:value-type="currency">
            <text:p>0,3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57]*[.F57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58]*[.F58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59]*[.F59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0]*[.F60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1]*[.F6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2]*[.F62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3]*[.F63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64]*[.F64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65]*[.F65]" office:value-type="currency" office:currency="EUR" office:value="8.22" calcext:value-type="currency">
            <text:p>8,22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66]*[.F66]" office:value-type="currency" office:currency="EUR" office:value="0" calcext:value-type="currency">
            <text:p>0,00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7]*[.F67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68]*[.F68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9]*[.F69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16,0000-HC49U-S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table:formula="of:=[.B70]*[.F70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1]*[.F71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2]*[.F72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73]*[.F73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77]*[.F77]" office:value-type="currency" office:currency="EUR" office:value="8.95" calcext:value-type="currency">
            <text:p>8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78]*[.F78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79]*[.F79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79])" office:value-type="currency" office:currency="EUR" office:value="99.242" calcext:value-type="currency">
            <text:p>99,24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.00.0000</text:date>, <text:time style:data-style-name="N2" text:time-value="22:24:59.5808966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1-12-18T22:27:53.599379187</dc:date>
    <dc:creator>Malte Marwedel</dc:creator>
    <meta:editing-duration>PT12H48M11S</meta:editing-duration>
    <meta:editing-cycles>72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33" meta:object-count="0"/>
  </office:meta>
</office:document-meta>
</file>